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3feb2"/>
    </style:style>
    <style:style style:name="P2" style:family="paragraph" style:parent-style-name="Standard">
      <style:text-properties officeooo:paragraph-rsid="0043ff56"/>
    </style:style>
    <style:style style:name="P3" style:family="paragraph" style:parent-style-name="Standard">
      <style:paragraph-properties style:writing-mode="lr-tb"/>
      <style:text-properties officeooo:paragraph-rsid="0043ff56"/>
    </style:style>
    <style:style style:name="P4" style:family="paragraph" style:parent-style-name="Standard">
      <style:text-properties officeooo:paragraph-rsid="0044e672"/>
    </style:style>
    <style:style style:name="P5" style:family="paragraph" style:parent-style-name="Standard">
      <style:text-properties officeooo:paragraph-rsid="0045a855"/>
    </style:style>
    <style:style style:name="P6" style:family="paragraph" style:parent-style-name="Standard">
      <style:text-properties officeooo:paragraph-rsid="0045c6f0"/>
    </style:style>
    <style:style style:name="P7" style:family="paragraph" style:parent-style-name="Standard">
      <style:text-properties officeooo:rsid="00460f56" officeooo:paragraph-rsid="00460f56"/>
    </style:style>
    <style:style style:name="P8" style:family="paragraph" style:parent-style-name="Standard">
      <style:text-properties officeooo:rsid="00461712" officeooo:paragraph-rsid="00461712"/>
    </style:style>
    <style:style style:name="P9" style:family="paragraph" style:parent-style-name="Standard">
      <style:text-properties officeooo:rsid="00480948" officeooo:paragraph-rsid="00480948"/>
    </style:style>
    <style:style style:name="P10" style:family="paragraph" style:parent-style-name="Standard">
      <style:text-properties officeooo:paragraph-rsid="0023feb2"/>
    </style:style>
    <style:style style:name="P11" style:family="paragraph" style:parent-style-name="Standard">
      <style:text-properties officeooo:rsid="0049a3cf" officeooo:paragraph-rsid="0049a3cf"/>
    </style:style>
    <style:style style:name="P12" style:family="paragraph" style:parent-style-name="Standard">
      <style:text-properties officeooo:rsid="004a31c5" officeooo:paragraph-rsid="004a31c5"/>
    </style:style>
    <style:style style:name="P13" style:family="paragraph" style:parent-style-name="Standard">
      <style:text-properties officeooo:rsid="004b1069" officeooo:paragraph-rsid="004b1069"/>
    </style:style>
    <style:style style:name="P14" style:family="paragraph" style:parent-style-name="Standard">
      <style:text-properties officeooo:rsid="004c7cd4" officeooo:paragraph-rsid="004c7cd4"/>
    </style:style>
    <style:style style:name="P15" style:family="paragraph" style:parent-style-name="Standard">
      <style:text-properties officeooo:rsid="004da1d9" officeooo:paragraph-rsid="004da1d9"/>
    </style:style>
    <style:style style:name="P16" style:family="paragraph" style:parent-style-name="Standard">
      <style:text-properties officeooo:rsid="004ec5dc" officeooo:paragraph-rsid="004ec5dc"/>
    </style:style>
    <style:style style:name="P17" style:family="paragraph" style:parent-style-name="Standard">
      <style:text-properties officeooo:paragraph-rsid="004fa017"/>
    </style:style>
    <style:style style:name="P18" style:family="paragraph" style:parent-style-name="Standard">
      <style:text-properties officeooo:rsid="004fa017" officeooo:paragraph-rsid="004fa017"/>
    </style:style>
    <style:style style:name="P19" style:family="paragraph" style:parent-style-name="Standard">
      <style:text-properties officeooo:rsid="005018c3" officeooo:paragraph-rsid="005018c3"/>
    </style:style>
    <style:style style:name="P20" style:family="paragraph" style:parent-style-name="Standard">
      <style:text-properties officeooo:rsid="00522d55" officeooo:paragraph-rsid="00522d55"/>
    </style:style>
    <style:style style:name="P21" style:family="paragraph" style:parent-style-name="Standard">
      <style:text-properties officeooo:rsid="005307d7" officeooo:paragraph-rsid="005307d7"/>
    </style:style>
    <style:style style:name="T1" style:family="text">
      <style:text-properties officeooo:rsid="0043ff56"/>
    </style:style>
    <style:style style:name="T2" style:family="text">
      <style:text-properties officeooo:rsid="0044e672"/>
    </style:style>
    <style:style style:name="T3" style:family="text">
      <style:text-properties officeooo:rsid="0045a855"/>
    </style:style>
    <style:style style:name="T4" style:family="text">
      <style:text-properties officeooo:rsid="0045c6f0"/>
    </style:style>
    <style:style style:name="T5" style:family="text">
      <style:text-properties officeooo:rsid="00460f56"/>
    </style:style>
    <style:style style:name="T6" style:family="text">
      <style:text-properties officeooo:rsid="00461712"/>
    </style:style>
    <style:style style:name="T7" style:family="text">
      <style:text-properties officeooo:rsid="00480948"/>
    </style:style>
    <style:style style:name="T8" style:family="text">
      <style:text-properties officeooo:rsid="004978bc"/>
    </style:style>
    <style:style style:name="T9" style:family="text">
      <style:text-properties officeooo:rsid="0049a3cf"/>
    </style:style>
    <style:style style:name="T10" style:family="text">
      <style:text-properties officeooo:rsid="004a31c5"/>
    </style:style>
    <style:style style:name="T11" style:family="text">
      <style:text-properties officeooo:rsid="004b1069"/>
    </style:style>
    <style:style style:name="T12" style:family="text">
      <style:text-properties officeooo:rsid="004c7cd4"/>
    </style:style>
    <style:style style:name="T13" style:family="text">
      <style:text-properties officeooo:rsid="004da1d9"/>
    </style:style>
    <style:style style:name="T14" style:family="text">
      <style:text-properties officeooo:rsid="004ec5dc"/>
    </style:style>
    <style:style style:name="T15" style:family="text">
      <style:text-properties officeooo:rsid="004ee0b0"/>
    </style:style>
    <style:style style:name="T16" style:family="text">
      <style:text-properties officeooo:rsid="004fa017"/>
    </style:style>
    <style:style style:name="T17" style:family="text">
      <style:text-properties officeooo:rsid="005051ea"/>
    </style:style>
    <style:style style:name="T18" style:family="text">
      <style:text-properties officeooo:rsid="00522d55"/>
    </style:style>
    <style:style style:name="T19" style:family="text">
      <style:text-properties officeooo:rsid="005307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Analyse and translate the following periphrastic perfect forms.</text:p>
      <text:p text:style-name="P1"/>
      <text:p text:style-name="P3">१) कारयामास → √कृ <text:span text:style-name="T2">1/3p, sg </text:span><text:span text:style-name="T3">\ 2p, pl</text:span>→ <text:s/><text:span text:style-name="T2">я(он, </text:span><text:span text:style-name="T3">вы</text:span><text:span text:style-name="T2">)заставил</text:span><text:span text:style-name="T3">(и)</text:span><text:span text:style-name="T2"> сделать</text:span></text:p>
      <text:p text:style-name="P2">२) तानयां चकृध्वे → √तन् <text:span text:style-name="T2">2p, pl, mv</text:span>→ <text:s/><text:span text:style-name="T2">вы заставляете тянуть</text:span></text:p>
      <text:p text:style-name="P2">३) ग्राहयामासतुः → √ग्रह् <text:span text:style-name="T2">3p, du</text:span>→ <text:s/><text:span text:style-name="T2">они двое заставляли брать(давали)</text:span></text:p>
      <text:p text:style-name="P2">४) ईक्षां चक्रिरे →√ईक्ष् <text:span text:style-name="T2">3p, pl, mv</text:span> → <text:span text:style-name="T2">они смотрели</text:span></text:p>
      <text:p text:style-name="P4">५) आसं चक्रे → √आस् <text:span text:style-name="T2">1\3p, sg, mv</text:span>→ <text:span text:style-name="T2">я(он) сел</text:span></text:p>
      <text:p text:style-name="P2">६) क्रामयां चकृवहे → √क्रम् <text:span text:style-name="T2">1p, du</text:span>→ <text:span text:style-name="T2">мы двое заставили шагать</text:span></text:p>
      <text:p text:style-name="P5">७) कारयां बभूव → √कृ <text:span text:style-name="T2">1/3p, sg <text:s/></text:span><text:span text:style-name="T3">\ 2p, pl</text:span>→ <text:s text:c="2"/><text:span text:style-name="T2">я(он, </text:span><text:span text:style-name="T3">вы</text:span><text:span text:style-name="T2">)заставил</text:span><text:span text:style-name="T3">(и)</text:span><text:span text:style-name="T2"> сделать</text:span></text:p>
      <text:p text:style-name="P4">८) आसामास → √अस् <text:span text:style-name="T2">(или √आस् ?)</text:span>→ <text:s/><text:span text:style-name="T2">мы были</text:span></text:p>
      <text:p text:style-name="P2"/>
      <text:p text:style-name="P1">2) Give the periphrastic perfect of the causative of each verbal root as specified in brackets. (All</text:p>
      <text:p text:style-name="P1">these verbs form regular causatives, strengthening the root syllable until it is heavy.) For this</text:p>
      <text:p text:style-name="P1">exercise, use only √अस्, not √भू or √कृ .</text:p>
      <text:p text:style-name="P5">a) √चर् (3rd Du) →च<text:span text:style-name="T3">ा</text:span>रयमास<text:span text:style-name="T3">थुः</text:span>→ <text:s/><text:span text:style-name="T3">они двое заставляли идти</text:span></text:p>
      <text:p text:style-name="P5">b) √त्यज् (2nd Pl) → त्य<text:span text:style-name="T3">ा</text:span>जयमास→ <text:s/><text:span text:style-name="T3">вы заставили покинуть</text:span></text:p>
      <text:p text:style-name="P5">c) √कथ् (1st Sg) →क<text:span text:style-name="T3">ा</text:span>थयमास → <text:s/><text:span text:style-name="T3">я заставили рассказывать</text:span></text:p>
      <text:p text:style-name="P5">d) √क्षिप् (1st Pl) →क्ष<text:span text:style-name="T3">ी</text:span>पयमास<text:span text:style-name="T3">िम</text:span> → <text:s/><text:span text:style-name="T3">мы заставили бросить</text:span></text:p>
      <text:p text:style-name="P5">e) √अद् (3rd Sg) → <text:span text:style-name="T3">आ</text:span>दयमास→ <text:s/><text:span text:style-name="T3">он кормил</text:span></text:p>
      <text:p text:style-name="P2">f) √तप् (2nd Du) → <text:span text:style-name="T3">तापयमासथुः</text:span>→ <text:span text:style-name="T3">вы вдвоём заставляли гореть</text:span></text:p>
      <text:p text:style-name="P6">g) √कॢप् (2nd Sg) →कल्पय<text:span text:style-name="T3">मास</text:span><text:span text:style-name="T4">िथ</text:span> → <text:s/><text:span text:style-name="T4">ты заставлял быть готовым</text:span></text:p>
      <text:p text:style-name="P6">h) √छिद् (3rd Pl) →छेदय<text:span text:style-name="T3">मास</text:span><text:span text:style-name="T4">ुः</text:span> → <text:s/><text:span text:style-name="T4">они заставляли резать</text:span></text:p>
      <text:p text:style-name="P2"/>
      <text:p text:style-name="P1">3) Translate into English.</text:p>
      <text:p text:style-name="P1"/>
      <text:p text:style-name="P1">१) महता यत्नेन नरौ गृह<text:span text:style-name="T5">म्</text:span> शत्रुभ्यः पालयामासतुः ।</text:p>
      <text:p text:style-name="P7">Великим усилием два человека дом от врагов заставляли охранять.</text:p>
      <text:p text:style-name="P1">२) पौरा<text:span text:style-name="T5">ः</text:span> अधिपति<text:span text:style-name="T5">म्</text:span> कृताञ्जलय<text:span text:style-name="T5">ः</text:span> <text:span text:style-name="T5">अ</text:span>भिगम्य नेमुः ।</text:p>
      <text:p text:style-name="P7">Горожане господина со сложенными ладонями подойдя поклонились.</text:p>
      <text:p text:style-name="P1">३) कन्या<text:span text:style-name="T6">ः</text:span> बाल<text:span text:style-name="T6">म्</text:span> छिन्न<text:span text:style-name="T6">म्</text:span> वृक्ष<text:span text:style-name="T6">म्</text:span> दर्शयामासुः ।</text:p>
      <text:p text:style-name="P8">Девушки мальчику срубленное дерево показали.</text:p>
      <text:p text:style-name="P1">४) आसी<text:span text:style-name="T6">त् रा</text:span>जा नल<text:span text:style-name="T6">ः</text:span> नाम वीरसेनसुत<text:span text:style-name="T6">ः</text:span> बली ।</text:p>
      <text:p text:style-name="P8">Был царь по имени Нала, сын Вирасены, могучий.</text:p>
      <text:p text:style-name="P1">उपपन्न<text:span text:style-name="T6">ः</text:span> गुण<text:span text:style-name="T1">ै</text:span><text:span text:style-name="T6">ः</text:span><text:span text:style-name="T1"> </text:span><text:span text:style-name="T6">इ</text:span>ष्टै<text:span text:style-name="T6">ः</text:span> रूपवान<text:span text:style-name="T6">्</text:span> <text:span text:style-name="T6">अ</text:span>श्वकोविदः ।। (वीरसेन- name of a king; सुत- (m.) ‘son’; उपपन्न- +</text:p>
      <text:p text:style-name="P1">Instr ‘equipped with, having’)</text:p>
      <text:p text:style-name="P8">Обладающий добродетелями <text:span text:style-name="T7">желаемыми, красивый, знаток лошадей</text:span></text:p>
      <text:p text:style-name="P1">५) पितामहः प्रसन्ना<text:span text:style-name="T7">न्</text:span> <text:span text:style-name="T7">ब</text:span>लान् <text:span text:style-name="T7">क</text:span>था<text:span text:style-name="T7">म्</text:span> कथया<text:span text:style-name="T7">म</text:span> बभूव ।</text:p>
      <text:p text:style-name="P9">Дед обрадованным детям сказку рассказал.</text:p>
      <text:p text:style-name="P1">६) बाले युवयोः कतरा शत्रू<text:span text:style-name="T7">न्</text:span> <text:span text:style-name="T7">पू</text:span>र्व<text:span text:style-name="T7">म्</text:span> लक्षयामासिथ ।</text:p>
      <text:p text:style-name="P9"><text:span text:style-name="T8">Девочки(две), среди вас двоих</text:span> <text:span text:style-name="T8">которая врагов первым заметила?</text:span></text:p>
      <text:p text:style-name="P1">७) दूत<text:span text:style-name="T9">ः</text:span> न<text:span text:style-name="T9">ः च</text:span>म्व<text:span text:style-name="T9">ः</text:span> रण<text:span text:style-name="T9">म्</text:span> वर्णयामास ।</text:p>
      <text:p text:style-name="P11">Гонец нам армий (Nom, pl?) битву описал?</text:p>
      <text:p text:style-name="P1">८) मानुषा<text:span text:style-name="T9">ः</text:span> भुवम<text:span text:style-name="T9">्</text:span> <text:span text:style-name="T10">अ</text:span>वतीर्ण<text:span text:style-name="T9">म्</text:span> देव<text:span text:style-name="T9">म्</text:span> प्रणेमुः ।</text:p>
      <text:p text:style-name="P12">Люди на Землю воплотившемуся богу поклонились.</text:p>
      <text:p text:style-name="P1">९) न कदा चि<text:span text:style-name="T10">त्</text:span> <text:span text:style-name="T10">प</text:span>क्षिना<text:span text:style-name="T10">म्</text:span> गणै<text:span text:style-name="T10">ः</text:span> <text:span text:style-name="T10">वृ</text:span>त<text:span text:style-name="T10">म्</text:span> भुव<text:span text:style-name="T10">म्</text:span> <text:span text:style-name="T10">ई</text:span>क्षा<text:span text:style-name="T10">म्</text:span> चक्र इति कन्या <text:span text:style-name="T10">अ</text:span>ब्रवीत् ।</text:p>
      <text:p text:style-name="P12">Никогда птиц стаями покрытую землю не видела – так девушка сказала.</text:p>
      <text:p text:style-name="P1">१०) दग्धस्य पुरस्य दर्शन<text:span text:style-name="T11">म्</text:span> पौरा<text:span text:style-name="T11">न् शो</text:span>चयामास ।</text:p>
      <text:p text:style-name="P13">Сожженого города вид горожан заставил скорбеть.</text:p>
      <text:p text:style-name="P1"><text:soft-page-break/>११) मानुषा<text:span text:style-name="T12">ः</text:span> अधिपति<text:span text:style-name="T12">म्</text:span> स सेन<text:span text:style-name="T12">म्</text:span> युद्धा<text:span text:style-name="T12">त्</text:span> <text:span text:style-name="T12">प्र</text:span>त्यागतम<text:span text:style-name="T12">्</text:span> <text:span text:style-name="T12">आ</text:span>नृचुः ।</text:p>
      <text:p text:style-name="P14">Люди повелителю с армией с битвы вернувшемуся ???</text:p>
      <text:p text:style-name="P1">१२) सुखिन<text:span text:style-name="T12">ः</text:span> वृक्षस्य छायायाम<text:span text:style-name="T12">् आ</text:span>सा<text:span text:style-name="T12">म् </text:span>चकृमहे ।</text:p>
      <text:p text:style-name="P14">Счастливые в дерева тени мы сели.</text:p>
      <text:p text:style-name="P1"/>
      <text:p text:style-name="P1"/>
      <text:p text:style-name="P1">READING: Bhagavad-Gītā 1.34–40 – Arjuna asks Kṛṣṇa for advice</text:p>
      <text:p text:style-name="P1"/>
      <text:p text:style-name="P1">आचार्याः पितरः पुत्रा<text:span text:style-name="T13">ः त</text:span>थ <text:span text:style-name="T13">इ</text:span>व च पिता-महाः ।</text:p>
      <text:p text:style-name="P15">Учителя, отцы, и также даже дети, деды</text:p>
      <text:p text:style-name="P1">मातुलाः श्वशुराः पौत्राः श्यालाः संबन्धिन<text:span text:style-name="T13">ः</text:span> <text:span text:style-name="T13">त</text:span>था ॥ १-३४॥</text:p>
      <text:p text:style-name="P15">дяди по матери, свёкры, шурины, родственники также</text:p>
      <text:p text:style-name="P1">एतान् <text:span text:style-name="T13">न</text:span> हन्तुम<text:span text:style-name="T13">् इ</text:span>च्छामि घ्नत<text:span text:style-name="T13">ः</text:span> <text:span text:style-name="T13">अ</text:span>पि मधुसूदन ।</text:p>
      <text:p text:style-name="P15">Этих убивать не хочу, убивающих даже, О Мадхусудана</text:p>
      <text:p text:style-name="P1">अपि त्रैलोक्य-राज्यस्य हेतोः कि<text:span text:style-name="T13">म्</text:span> नु महीकृते ॥ १-३५॥</text:p>
      <text:p text:style-name="P15"><text:span text:style-name="T14">троемирья царства </text:span>почему земли ради</text:p>
      <text:p text:style-name="P1">निहत्य धार्तराष्ट्रा<text:span text:style-name="T14">न्</text:span> <text:span text:style-name="T14">नः</text:span> का<text:span text:style-name="T14">ः</text:span> प्रीतिः स्या<text:span text:style-name="T14">त्</text:span> <text:span text:style-name="T14">ज</text:span>नार्दन ।</text:p>
      <text:p text:style-name="P16">Убив Дхритераштры сын<text:span text:style-name="T16">овей</text:span> нам какая радость была бы, о Джанардана</text:p>
      <text:p text:style-name="P1">पापम<text:span text:style-name="T14">् ए</text:span>व <text:span text:style-name="T14">आ</text:span>श्रयेद<text:span text:style-name="T14">्</text:span> <text:span text:style-name="T14">अ</text:span>स्मा<text:span text:style-name="T14">न्</text:span> <text:span text:style-name="T14">ह</text:span>त्व<text:span text:style-name="T14">ा</text:span> <text:span text:style-name="T14">ए</text:span>तान<text:span text:style-name="T14">्</text:span> <text:span text:style-name="T14">आ</text:span>ततायिनः ॥ १-३६॥</text:p>
      <text:p text:style-name="P16">Зло <text:span text:style-name="T15">только пристанет к нам убив этих нападающих</text:span></text:p>
      <text:p text:style-name="P1">तस्मा<text:span text:style-name="T16">त्</text:span> <text:span text:style-name="T16">न अ</text:span>र्हा<text:span text:style-name="T16">ः</text:span> वय<text:span text:style-name="T16">म्</text:span> हन्तु<text:span text:style-name="T16">म्</text:span> धार्तराष्ट्रा<text:span text:style-name="T16">न्</text:span> <text:span text:style-name="T16">स्व</text:span>बान्धवान् ।</text:p>
      <text:p text:style-name="P18">Поэтому не должны мы убивать сынов Дхритераштры, своих родных</text:p>
      <text:p text:style-name="P1">स्वजन<text:span text:style-name="T16">म्</text:span> हि कथ<text:span text:style-name="T16">म्</text:span> हत्वा सुखिनः स्याम माधव ॥ १-३७॥</text:p>
      <text:p text:style-name="P17"><text:span text:style-name="T16">близких ведь как убив, счастливыми будем, о Мадхава</text:span></text:p>
      <text:p text:style-name="P1">यद् <text:span text:style-name="T16">अ</text:span>प<text:span text:style-name="T16">ि</text:span> <text:span text:style-name="T16">ए</text:span>ते न पश्यन्ति लोभ-<text:span text:style-name="T16">उ</text:span>पहत-चेतसः ।</text:p>
      <text:p text:style-name="P18">Даже если они не видят жадностью охваченные</text:p>
      <text:p text:style-name="P1">कुल-क्षय-कृत<text:span text:style-name="T16">म्</text:span> दोष<text:span text:style-name="T16">म्</text:span> मित्र-द्रोहे च पातकम् ॥ १-३८॥</text:p>
      <text:p text:style-name="P19">Семьи разрушения <text:span text:style-name="T18">грех </text:span>и друга предательства преступлени<text:span text:style-name="T17">е</text:span></text:p>
      <text:p text:style-name="P1">कथ<text:span text:style-name="T18">म्</text:span> न ज्ञेयम<text:span text:style-name="T18">्</text:span> <text:span text:style-name="T18">अ</text:span>स्माभिः पापा<text:span text:style-name="T18">त् अ</text:span>स्मान् <text:span text:style-name="T18">नि</text:span>वर्तित<text:span text:style-name="T16">ुम्</text:span> ।</text:p>
      <text:p text:style-name="P20">Разве не знаем мы, как от греха нам отвернуться</text:p>
      <text:p text:style-name="P1">कुल-क्षय-कृत<text:span text:style-name="T18">म्</text:span> दोष<text:span text:style-name="T18">म्</text:span> प्रपश्यद्भि<text:span text:style-name="T18">ः ज</text:span>नार्दन ॥ १-३९॥</text:p>
      <text:p text:style-name="P21">Семьи разрушения грех видящим, О Джанардана</text:p>
      <text:p text:style-name="P1">कुल-क्षये प्रणश्यन्ति कुल-धर्माः सनातनाः ।</text:p>
      <text:p text:style-name="P21">При разрушении семью уничтожаются семейные ценности вечные</text:p>
      <text:p text:style-name="P1">धर्मे नष्टे कुल<text:span text:style-name="T19">म्</text:span> कृत्स्नम<text:span text:style-name="T19">्</text:span> <text:span text:style-name="T19">अ</text:span>धर्मो <text:span text:style-name="T19">अ</text:span>भिभवत<text:span text:style-name="T19">ि</text:span> <text:span text:style-name="T19">उ</text:span>त ॥ १-४०॥</text:p>
      <text:p text:style-name="P21">При праведности уничтоженной, семью целиком неправедность побеждает ведь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0:36.741171145</meta:creation-date>
    <dc:date>2025-05-16T18:03:25.261726714</dc:date>
    <meta:editing-duration>P2DT9H48M49S</meta:editing-duration>
    <meta:editing-cycles>73</meta:editing-cycles>
    <meta:generator>LibreOffice/24.2.7.2$Linux_X86_64 LibreOffice_project/420$Build-2</meta:generator>
    <meta:document-statistic meta:table-count="0" meta:image-count="0" meta:object-count="0" meta:page-count="2" meta:paragraph-count="77" meta:word-count="644" meta:character-count="3415" meta:non-whitespace-character-count="2833"/>
  </office:meta>
</office:document-meta>
</file>